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000000003B2000002EB7EFE0B5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color="#00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color="#00ff00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svg:stroke-width="0.1cm" svg:stroke-color="#663300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ff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804c19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paragraph-properties fo:text-align="center"/>
      <style:text-properties fo:color="#0000ff"/>
    </style:style>
    <style:style style:name="P5" style:family="paragraph">
      <style:paragraph-properties fo:text-align="center"/>
      <style:text-properties fo:color="#808019"/>
    </style:style>
    <style:style style:name="T1" style:family="text">
      <style:text-properties fo:color="#00ff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80801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001cm" svg:x="1.001cm" svg:y="1cm">
          <draw:image xlink:href="Pictures/10000000000003B2000002EB7EFE0B58.gif" xlink:type="simple" xlink:show="embed" xlink:actuate="onLoad">
            <text:p/>
          </draw:image>
        </draw:frame>
        <draw:line draw:style-name="gr2" draw:text-style-name="P1" draw:layer="layout" svg:x1="1.464cm" svg:y1="2.277cm" svg:x2="19.543cm" svg:y2="2.277cm">
          <text:p/>
        </draw:line>
        <draw:line draw:style-name="gr2" draw:text-style-name="P1" draw:layer="layout" svg:x1="1.464cm" svg:y1="2.731cm" svg:x2="19.543cm" svg:y2="2.731cm">
          <text:p/>
        </draw:line>
        <draw:line draw:style-name="gr2" draw:text-style-name="P1" draw:layer="layout" svg:x1="1.464cm" svg:y1="3.202cm" svg:x2="19.543cm" svg:y2="3.202cm">
          <text:p/>
        </draw:line>
        <draw:line draw:style-name="gr2" draw:text-style-name="P1" draw:layer="layout" svg:x1="1.464cm" svg:y1="3.674cm" svg:x2="19.543cm" svg:y2="3.674cm">
          <text:p/>
        </draw:line>
        <draw:line draw:style-name="gr2" draw:text-style-name="P1" draw:layer="layout" svg:x1="1.464cm" svg:y1="4.122cm" svg:x2="19.543cm" svg:y2="4.122cm">
          <text:p/>
        </draw:line>
        <draw:line draw:style-name="gr2" draw:text-style-name="P1" draw:layer="layout" svg:x1="1.464cm" svg:y1="4.581cm" svg:x2="19.543cm" svg:y2="4.581cm">
          <text:p/>
        </draw:line>
        <draw:line draw:style-name="gr2" draw:text-style-name="P1" draw:layer="layout" svg:x1="1.464cm" svg:y1="5.051cm" svg:x2="19.543cm" svg:y2="5.051cm">
          <text:p/>
        </draw:line>
        <draw:line draw:style-name="gr2" draw:text-style-name="P1" draw:layer="layout" svg:x1="1.464cm" svg:y1="5.527cm" svg:x2="19.543cm" svg:y2="5.527cm">
          <text:p/>
        </draw:line>
        <draw:frame draw:style-name="gr3" draw:text-style-name="P2" draw:layer="layout" svg:width="1.84cm" svg:height="0.962cm" svg:x="1.588cm" svg:y="5.781cm">
          <draw:text-box>
            <text:p><text:span text:style-name="T1">scan</text:span></text:p>
          </draw:text-box>
        </draw:frame>
        <draw:custom-shape draw:style-name="gr4" draw:text-style-name="P1" draw:layer="layout" svg:width="0.464cm" svg:height="0.471cm" svg:x="9.373cm" svg:y="5.72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446cm" svg:y1="5.958cm" svg:x2="9.583cm" svg:y2="5.958cm">
          <text:p/>
        </draw:line>
        <draw:line draw:style-name="gr6" draw:text-style-name="P1" draw:layer="layout" svg:x1="6.35cm" svg:y1="7.859cm" svg:x2="9.231cm" svg:y2="6.291cm">
          <text:p/>
        </draw:line>
        <draw:frame draw:style-name="gr3" draw:text-style-name="P3" draw:layer="layout" svg:width="2.051cm" svg:height="1.673cm" svg:x="4.254cm" svg:y="7.153cm">
          <draw:text-box>
            <text:p text:style-name="P3"><text:span text:style-name="T2">step1</text:span></text:p>
            <text:p text:style-name="P3"><text:span text:style-name="T2">seed</text:span></text:p>
          </draw:text-box>
        </draw:frame>
        <draw:line draw:style-name="gr7" draw:text-style-name="P1" draw:layer="layout" svg:x1="10.661cm" svg:y1="8.462cm" svg:x2="10.701cm" svg:y2="7.644cm">
          <text:p/>
        </draw:line>
        <draw:frame draw:style-name="gr3" draw:text-style-name="P4" draw:layer="layout" svg:width="2.051cm" svg:height="1.673cm" svg:x="9.665cm" svg:y="8.363cm">
          <draw:text-box>
            <text:p text:style-name="P4"><text:span text:style-name="T3">step2</text:span></text:p>
            <text:p text:style-name="P4"><text:span text:style-name="T3">seed</text:span></text:p>
          </draw:text-box>
        </draw:frame>
        <draw:polygon draw:style-name="gr8" draw:text-style-name="P1" draw:layer="layout" svg:width="3.706cm" svg:height="4.166cm" svg:x="8.909cm" svg:y="6.653cm" svg:viewBox="0 0 3707 4167" draw:points="933,6 933,927 0,927 0,3234 473,3234 473,3700 2320,3700 2320,4167 2780,4167 2780,3240 3246,3240 3246,2767 3707,2767 3707,2320 3227,2320 3227,939 2774,939 2774,0 927,0">
          <text:p/>
        </draw:polygon>
        <draw:custom-shape draw:style-name="gr9" draw:text-style-name="P1" draw:layer="layout" svg:width="0.933cm" svg:height="0.93cm" svg:x="10.327cm" svg:y="6.65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731cm" svg:height="2.384cm" svg:x="4.295cm" svg:y="10.211cm">
          <draw:text-box>
            <text:p text:style-name="P5"><text:span text:style-name="T4">pixels in</text:span></text:p>
            <text:p text:style-name="P5"><text:span text:style-name="T4">center-of-mass</text:span></text:p>
            <text:p text:style-name="P5"><text:span text:style-name="T4">calculation</text:span></text:p>
          </draw:text-box>
        </draw:frame>
        <draw:line draw:style-name="gr10" draw:text-style-name="P1" draw:layer="layout" svg:x1="8.076cm" svg:y1="10.936cm" svg:x2="9.172cm" svg:y2="10.0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Olzem</meta:initial-creator>
    <meta:creation-date>2011-04-08T16:13:43</meta:creation-date>
    <dc:date>2011-04-08T16:31:52</dc:date>
    <dc:creator>Jan Olzem</dc:creator>
    <meta:editing-duration>PT00H18M10S</meta:editing-duration>
    <meta:editing-cycles>5</meta:editing-cycles>
    <meta:generator>OpenOffice.org/3.0$Unix OpenOffice.org_project/300m21$Build-931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